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2.004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2.004cm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2.004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>
        <style:tab-stops>
          <style:tab-stop style:position="2.00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ub-Sumário: seção <text:span text:style-name="T1">2.5.5 Gerência de Requisitos</text:span></text:p>
      <text:p text:style-name="P1"/>
      <text:p text:style-name="P3">Explicação do significado de Gerência de Requisitos<text:tab/>p. 40.</text:p>
      <text:p text:style-name="P3">Comentário sobre a volatilidade do <text:s/>requisitos <text:tab/><text:tab/>p. 40 e p. 41</text:p>
      <text:p text:style-name="P3">Descrição resumida dos objetivos da Gerência de Requisitos<text:tab/>p. 41</text:p>
      <text:p text:style-name="P3">Comentário sobre o julgamento dos custos e benefícios da alterações do requisitos p.41</text:p>
      <text:p text:style-name="P3">Principais benefícios da Gerência de Requisitos<text:tab/><text:tab/><text:tab/>p. 41 </text:p>
      <text:p text:style-name="P3">Identificação dos requisitos<text:tab/><text:tab/><text:tab/><text:tab/><text:tab/><text:tab/>p. 41</text:p>
      <text:p text:style-name="P3">Rastreamento vertical e horizontal<text:tab/><text:tab/><text:tab/><text:tab/><text:tab/>p. 42</text:p>
      <text:p text:style-name="P3">Exemplo de relacionamento entre modelos<text:tab/><text:tab/><text:tab/><text:tab/>p. 42</text:p>
      <text:p text:style-name="P3">Comentário sobre escolha de técnica de rastreamento<text:tab/><text:tab/>p. 42</text:p>
      <text:p text:style-name="P3">2.5.5.1 Rastreamento Técnica de Toranzo</text:p>
      <text:p text:style-name="P3"><text:tab/>Explicação do que é a técnica de Toranzo<text:tab/><text:tab/>p. 43</text:p>
      <text:p text:style-name="P3"><text:tab/>4 níveis de classificação das informações e Os passos da técnica<text:tab/>p. 43</text:p>
      <text:p text:style-name="P3"><text:tab/>As vantagens do uso da técnica<text:tab/><text:tab/><text:tab/><text:tab/><text:tab/><text:tab/>p. 44</text:p>
      <text:p text:style-name="P3"><text:tab/>Termo Modelo de Rastreamento<text:tab/><text:tab/><text:tab/><text:tab/><text:tab/><text:tab/>p. 45</text:p>
      <text:p text:style-name="P3"><text:tab/>Termo Modelo Intermediário<text:tab/><text:tab/><text:tab/><text:tab/><text:tab/><text:tab/>p. 46</text:p>
      <text:p text:style-name="P3"><text:tab/>Apresentação do modelo de rastreamento e comentário da figura<text:tab/>p. 47</text:p>
      <text:p text:style-name="P3"><text:tab/></text:p>
      <text:p text:style-name="P3"><text:tab/></text:p>
      <text:p text:style-name="P3"><text:tab/><text:tab/><text:tab/><text:tab/></text:p>
      <text:p text:style-name="P3"><text:tab/> 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7T06:26:58</meta:creation-date>
    <dc:date>2011-01-17T10:42:09</dc:date>
    <meta:editing-cycles>19</meta:editing-cycles>
    <meta:editing-duration>PT2H20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44" meta:character-count="916"/>
  </office:meta>
</office:document-meta>
</file>